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2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749cm" fo:padding-top="0.225cm" fo:padding-bottom="0.225cm" fo:padding-left="0.35cm" fo:padding-right="0.35cm"/>
    </style:style>
    <style:style style:name="gr27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3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2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8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text-shadow="1pt 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indent="0cm"/>
      <style:text-properties fo:text-shadow="none" fo:font-weight="normal" style:font-weight-asian="normal" style:font-weight-complex="normal"/>
    </style:style>
    <style:style style:name="P12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8pt" fo:text-shadow="1pt 1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size="18pt" fo:text-shadow="none" fo:font-weight="bold" style:font-weight-asian="bold" style:font-weight-complex="bold"/>
    </style:style>
    <style:style style:name="T6" style:family="text">
      <style:text-properties fo:font-size="18pt" fo:text-shadow="1pt 1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text-shadow="none"/>
    </style:style>
    <style:style style:name="T9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xml:id="id1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xml:id="id9" draw:id="id9" draw:layer="layout" svg:width="3.5cm" svg:height="4.7cm" svg:x="11.8cm" svg:y="16.8cm">
          <draw:text-box>
            <text:p text:style-name="P1"><text:span text:style-name="T2">FMatVec</text:span></text:p>
          </draw:text-box>
        </draw:frame>
        <draw:frame draw:style-name="gr3" draw:text-style-name="P4" draw:layer="layout" svg:width="3.3cm" svg:height="1.162cm" svg:x="11.9cm" svg:y="17.9cm">
          <draw:text-box>
            <text:p text:style-name="P1">LaPack</text:p>
          </draw:text-box>
        </draw:frame>
        <draw:frame draw:style-name="gr3" draw:text-style-name="P4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5" xml:id="id6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5" xml:id="id8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text-style-name="P1" draw:layer="layout" svg:width="4.427cm" svg:height="1.162cm" svg:x="1.08cm" svg:y="14.84cm">
          <draw:text-box>
            <text:p text:style-name="P1">Coin3D</text:p>
          </draw:text-box>
        </draw:frame>
        <draw:frame draw:style-name="gr6" draw:text-style-name="P6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5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2" draw:text-style-name="P1" xml:id="id10" draw:id="id10" draw:layer="layout" svg:width="6.2cm" svg:height="4.717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  <text:p text:style-name="P1">FlexibleBody</text:p>
          </draw:text-box>
        </draw:frame>
        <draw:frame draw:style-name="gr8" draw:text-style-name="P5" xml:id="id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9" draw:text-style-name="P2" xml:id="id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0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0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0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0" draw:text-style-name="P4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1" draw:text-style-name="P4" xml:id="id7" draw:id="id7" draw:layer="layout" svg:width="2cm" svg:height="2cm" svg:x="7.7cm" svg:y="16.3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0" draw:text-style-name="P4" draw:layer="layout" svg:x1="8.699cm" svg:y1="16.3cm" svg:x2="8.7cm" svg:y2="14.7cm" draw:start-shape="id7" draw:start-glue-point="4" draw:end-shape="id6" draw:end-glue-point="2" svg:d="m8699 16300v-800h1v-800">
          <text:p/>
        </draw:connector>
        <draw:connector draw:style-name="gr12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0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0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text-style-name="P4" draw:layer="layout" svg:width="3.8cm" svg:height="1.162cm" svg:x="6.8cm" svg:y="13.44cm">
          <draw:text-box>
            <text:p text:style-name="P1">HDF5</text:p>
          </draw:text-box>
        </draw:frame>
        <draw:frame draw:style-name="gr13" draw:text-style-name="P5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4" draw:text-style-name="P5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5" draw:text-style-name="P4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6" draw:text-style-name="P4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6" draw:text-style-name="P4" draw:layer="layout" svg:width="3.6cm" svg:height="1.873cm" svg:x="16.3cm" svg:y="13.8cm">
          <draw:text-box>
            <text:p text:style-name="P1">Time-Stepping</text:p>
          </draw:text-box>
        </draw:frame>
        <draw:frame draw:style-name="gr17" draw:text-style-name="P4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8" draw:text-style-name="P4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19" draw:text-style-name="P5" xml:id="id11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2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0" draw:text-style-name="P5" xml:id="id12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2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9" draw:text-style-name="P2" xml:id="id4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9" draw:text-style-name="P2" xml:id="id3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2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draw:frame draw:style-name="gr3" draw:text-style-name="P4" draw:layer="layout" svg:width="3.3cm" svg:height="1.162cm" svg:x="11.9cm" svg:y="20.269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2" draw:text-style-name="P5" draw:layer="layout" svg:width="4cm" svg:height="6.45cm" svg:x="20cm" svg:y="9.439cm">
          <draw:text-box>
            <text:p text:style-name="P1"><text:span text:style-name="T1">Solver</text:span></text:p>
          </draw:text-box>
        </draw:frame>
        <draw:frame draw:style-name="gr1" draw:text-style-name="P8" xml:id="id13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3" draw:text-style-name="P3" xml:id="id21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4" draw:text-style-name="P7" draw:layer="layout" svg:width="3.5cm" svg:height="1.162cm" svg:x="11.8cm" svg:y="18.001cm">
          <draw:text-box>
            <text:p text:style-name="P1">LaPack</text:p>
          </draw:text-box>
        </draw:frame>
        <draw:frame draw:style-name="gr24" draw:text-style-name="P7" draw:layer="layout" svg:width="3.5cm" svg:height="1.162cm" svg:x="11.8cm" svg:y="19.17cm">
          <draw:text-box>
            <text:p text:style-name="P1">ATLAS</text:p>
          </draw:text-box>
        </draw:frame>
        <draw:frame draw:style-name="gr4" draw:text-style-name="P8" xml:id="id18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4" draw:text-style-name="P8" xml:id="id20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4" draw:text-style-name="P7" draw:layer="layout" svg:width="4.55cm" svg:height="1.162cm" svg:x="1.015cm" svg:y="14.939cm">
          <draw:text-box>
            <text:p text:style-name="P1">Coin3D</text:p>
          </draw:text-box>
        </draw:frame>
        <draw:frame draw:style-name="gr6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C++</text:span><text:span text:style-name="T3"><text:line-break/></text:span><text:span text:style-name="T3">XML</text:span></text:p>
          </draw:text-box>
        </draw:frame>
        <draw:frame draw:style-name="gr25" draw:text-style-name="P8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26" draw:text-style-name="P1" xml:id="id22" draw:id="id22" draw:layer="layout" svg:width="6.2cm" svg:height="5.428cm" svg:x="22.3cm" svg:y="16.801cm">
          <draw:text-box>
            <text:p text:style-name="P1"><text:span text:style-name="T2">MBSim – Modules</text:span></text:p>
            <text:p text:style-name="P1">Control<text:line-break/>Electronics<text:line-break/>Flexible Body</text:p>
            <text:p text:style-name="P1">Hydraulics</text:p>
            <text:p text:style-name="P1">PowerTrain</text:p>
            <text:p text:style-name="P1">FlexibleBody</text:p>
          </draw:text-box>
        </draw:frame>
        <draw:frame draw:style-name="gr9" draw:text-style-name="P5" xml:id="id14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7" draw:text-style-name="P4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7" draw:text-style-name="P4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7" draw:text-style-name="P4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7" draw:text-style-name="P4" draw:layer="layout" svg:x1="20.15cm" svg:y1="2.204cm" svg:x2="20.15cm" svg:y2="3.801cm" draw:start-shape="id17" draw:start-glue-point="2" draw:end-shape="id14" draw:end-glue-point="0" svg:d="m20150 2204v1597">
          <text:p/>
        </draw:connector>
        <draw:connector draw:style-name="gr28" draw:text-style-name="P4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7" draw:text-style-name="P4" draw:layer="layout" svg:x1="8.7cm" svg:y1="16.638cm" svg:x2="8.7cm" svg:y2="14.701cm" draw:start-shape="id19" draw:start-glue-point="0" draw:end-shape="id18" draw:end-glue-point="2" svg:d="m8700 16638v-1937">
          <text:p/>
        </draw:connector>
        <draw:connector draw:style-name="gr28" draw:text-style-name="P4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7" draw:text-style-name="P4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7" draw:text-style-name="P4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4" draw:text-style-name="P7" draw:layer="layout" svg:width="4cm" svg:height="1.162cm" svg:x="6.7cm" svg:y="13.541cm">
          <draw:text-box>
            <text:p text:style-name="P1">HDF5</text:p>
          </draw:text-box>
        </draw:frame>
        <draw:frame draw:style-name="gr29" draw:text-style-name="P8" draw:layer="layout" svg:width="3.9cm" svg:height="6.45cm" svg:x="16.1cm" svg:y="9.44cm">
          <draw:text-box>
            <text:p text:style-name="P10"><text:span text:style-name="T1">Integrator</text:span></text:p>
          </draw:text-box>
        </draw:frame>
        <draw:frame draw:style-name="gr30" draw:text-style-name="P1" draw:layer="layout" svg:width="3.9cm" svg:height="3cm" svg:x="16.1cm" svg:y="10.9cm">
          <draw:text-box>
            <text:p text:style-name="P1">Dopri5<text:line-break/>LSODAR<text:line-break/>Radau5</text:p>
          </draw:text-box>
        </draw:frame>
        <draw:frame draw:style-name="gr31" draw:text-style-name="P7" draw:layer="layout" svg:width="4cm" svg:height="2cm" svg:x="20cm" svg:y="13.901cm">
          <draw:text-box>
            <text:p text:style-name="P1">FixedPoint<text:line-break/>Newton</text:p>
          </draw:text-box>
        </draw:frame>
        <draw:frame draw:style-name="gr31" draw:text-style-name="P7" draw:layer="layout" svg:width="3.9cm" svg:height="2cm" svg:x="16.1cm" svg:y="13.9cm">
          <draw:text-box>
            <text:p text:style-name="P1">Time-Stepping</text:p>
          </draw:text-box>
        </draw:frame>
        <draw:frame draw:style-name="gr32" draw:text-style-name="P1" draw:layer="layout" svg:width="4.5cm" svg:height="6.4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3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19" draw:text-style-name="P8" xml:id="id23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8" draw:text-style-name="P4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8" draw:text-style-name="P4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20" draw:text-style-name="P8" xml:id="id24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8" draw:text-style-name="P4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9" draw:text-style-name="P8" xml:id="id16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9" draw:text-style-name="P8" xml:id="id15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8" draw:text-style-name="P4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34" draw:text-style-name="P5" xml:id="id17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draw:frame draw:style-name="gr20" draw:text-style-name="P11" xml:id="id19" draw:id="id19" draw:layer="layout" svg:width="2cm" svg:height="1.162cm" svg:x="7.7cm" svg:y="16.638cm">
          <draw:text-box>
            <text:p text:style-name="P1"><text:span text:style-name="T4">File</text:span></text:p>
          </draw:text-box>
        </draw:frame>
        <draw:frame draw:style-name="gr24" draw:text-style-name="P7" draw:layer="layout" svg:width="3.5cm" svg:height="1.162cm" svg:x="11.8cm" svg:y="20.27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2" xml:id="id29" draw:id="id29" draw:layer="layout" svg:width="16.642cm" svg:height="9cm" svg:x="11.9cm" svg:y="6.9cm">
          <draw:text-box>
            <text:p text:style-name="P1"><text:span text:style-name="T5">MBSim – Kern (Mehrkörpersysteme)</text:span></text:p>
          </draw:text-box>
        </draw:frame>
        <draw:frame draw:style-name="gr35" draw:text-style-name="P13" xml:id="id33" draw:id="id33" draw:layer="layout" svg:width="3.5cm" svg:height="4.812cm" svg:x="11.8cm" svg:y="16.688cm">
          <draw:text-box>
            <text:p text:style-name="P1"><text:span text:style-name="T6">FMatVec</text:span></text:p>
          </draw:text-box>
        </draw:frame>
        <draw:frame draw:style-name="gr3" draw:text-style-name="P14" draw:layer="layout" svg:width="3.3cm" svg:height="1.162cm" svg:x="11.9cm" svg:y="17.82cm">
          <draw:text-box>
            <text:p text:style-name="P1"><text:span text:style-name="T7">LaPack</text:span></text:p>
          </draw:text-box>
        </draw:frame>
        <draw:frame draw:style-name="gr3" draw:text-style-name="P14" draw:layer="layout" svg:width="3.3cm" svg:height="1.162cm" svg:x="11.9cm" svg:y="18.946cm">
          <draw:text-box>
            <text:p text:style-name="P1"><text:span text:style-name="T7">ATLAS</text:span></text:p>
          </draw:text-box>
        </draw:frame>
        <draw:frame draw:style-name="gr4" draw:text-style-name="P12" xml:id="id30" draw:id="id30" draw:layer="layout" svg:width="4cm" svg:height="2.662cm" svg:x="6.7cm" svg:y="12.038cm">
          <draw:text-box>
            <text:p text:style-name="P1"><text:span text:style-name="T5">HDF5Serie</text:span></text:p>
          </draw:text-box>
        </draw:frame>
        <draw:frame draw:style-name="gr4" draw:text-style-name="P12" xml:id="id32" draw:id="id32" draw:layer="layout" svg:width="4.353cm" svg:height="2.662cm" svg:x="1.1cm" svg:y="13.459cm">
          <draw:text-box>
            <text:p text:style-name="P1"><text:span text:style-name="T5">OpenMBV</text:span></text:p>
          </draw:text-box>
        </draw:frame>
        <draw:frame draw:style-name="gr5" draw:text-style-name="P14" draw:layer="layout" svg:width="4.156cm" svg:height="1.162cm" svg:x="1.18cm" svg:y="14.84cm">
          <draw:text-box>
            <text:p text:style-name="P1"><text:span text:style-name="T7">Coin3D</text:span></text:p>
          </draw:text-box>
        </draw:frame>
        <draw:frame draw:style-name="gr6" draw:text-style-name="P15" draw:layer="layout" svg:width="4.7cm" svg:height="2.584cm" svg:x="11.9cm" svg:y="8.3cm">
          <draw:text-box>
            <text:p text:style-name="P1"><text:span text:style-name="T5">Modellierung</text:span></text:p>
            <text:p text:style-name="P1"><text:span text:style-name="T8">XML</text:span></text:p>
            <text:p text:style-name="P1"><text:span text:style-name="T8">C++</text:span></text:p>
          </draw:text-box>
        </draw:frame>
        <draw:frame draw:style-name="gr7" draw:text-style-name="P12" draw:layer="layout" svg:width="11.9cm" svg:height="7.5cm" svg:x="16.6cm" svg:y="8.3cm">
          <draw:text-box>
            <text:p text:style-name="P1"><text:span text:style-name="T5">Simulation</text:span></text:p>
          </draw:text-box>
        </draw:frame>
        <draw:frame draw:style-name="gr36" draw:text-style-name="P14" xml:id="id34" draw:id="id34" draw:layer="layout" svg:width="6.2cm" svg:height="4.818cm" svg:x="22.3cm" svg:y="16.682cm">
          <draw:text-box>
            <text:p text:style-name="P1"><text:span text:style-name="T6">MBSim – Module</text:span></text:p>
            <text:p text:style-name="P1"><text:span text:style-name="T7">Elektronik</text:span></text:p>
            <text:p text:style-name="P1"><text:span text:style-name="T7">Hydraulik</text:span></text:p>
            <text:p text:style-name="P1"><text:span text:style-name="T7">Antriebsstrang</text:span></text:p>
            <text:p text:style-name="P1"><text:span text:style-name="T7">Regelung</text:span></text:p>
            <text:p text:style-name="P1"><text:span text:style-name="T7">flexible Körper</text:span></text:p>
          </draw:text-box>
        </draw:frame>
        <draw:frame draw:style-name="gr8" draw:text-style-name="P12" xml:id="id28" draw:id="id28" draw:layer="layout" svg:width="3.7cm" svg:height="1.873cm" svg:x="18.3cm" svg:y="0.3cm">
          <draw:text-box>
            <text:p text:style-name="P1"><text:span text:style-name="T5">MATLAB / Simulink</text:span></text:p>
          </draw:text-box>
        </draw:frame>
        <draw:frame draw:style-name="gr9" draw:text-style-name="P12" xml:id="id26" draw:id="id26" draw:layer="layout" svg:width="5.2cm" svg:height="1.5cm" svg:x="17.55cm" svg:y="3.8cm">
          <draw:text-box>
            <text:p text:style-name="P1"><text:span text:style-name="T5">Co-Simulation</text:span></text:p>
          </draw:text-box>
        </draw:frame>
        <draw:connector draw:style-name="gr10" draw:text-style-name="P4" draw:layer="layout" svg:x1="14.8cm" svg:y1="4.55cm" svg:x2="17.55cm" svg:y2="4.55cm" draw:start-shape="id25" draw:start-glue-point="1" draw:end-shape="id26" draw:end-glue-point="3" svg:d="m14800 4550h2750">
          <text:p/>
        </draw:connector>
        <draw:connector draw:style-name="gr10" draw:text-style-name="P4" draw:layer="layout" svg:x1="25.5cm" svg:y1="4.55cm" svg:x2="22.75cm" svg:y2="4.55cm" draw:start-shape="id27" draw:start-glue-point="3" draw:end-shape="id26" draw:end-glue-point="1" svg:d="m25500 4550h-2750">
          <text:p/>
        </draw:connector>
        <draw:connector draw:style-name="gr10" draw:text-style-name="P4" draw:layer="layout" svg:x1="20.15cm" svg:y1="2.173cm" svg:x2="20.15cm" svg:y2="3.8cm" draw:start-shape="id28" draw:start-glue-point="2" draw:end-shape="id26" draw:end-glue-point="0" svg:d="m20150 2173v1627">
          <text:p/>
        </draw:connector>
        <draw:custom-shape draw:style-name="gr11" draw:text-style-name="P14" xml:id="id31" draw:id="id31" draw:layer="layout" svg:width="2.3cm" svg:height="2.2cm" svg:x="7.55cm" svg:y="16.4cm">
          <text:p text:style-name="P1"><text:span text:style-name="T7">Date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line-skew="0.2cm" svg:x1="11.9cm" svg:y1="11.4cm" svg:x2="10.7cm" svg:y2="13.369cm" draw:start-shape="id29" draw:start-glue-point="3" draw:end-shape="id30" draw:end-glue-point="1" svg:d="m11900 11400h-400v1969h-800">
          <text:p/>
        </draw:connector>
        <draw:connector draw:style-name="gr10" draw:text-style-name="P4" draw:layer="layout" svg:x1="8.699cm" svg:y1="16.4cm" svg:x2="8.7cm" svg:y2="14.7cm" draw:start-shape="id31" draw:start-glue-point="4" draw:end-shape="id30" svg:d="m8699 16400v-850h1v-850">
          <text:p/>
        </draw:connector>
        <draw:connector draw:style-name="gr12" draw:text-style-name="P4" draw:layer="layout" svg:x1="6.7cm" svg:y1="13.369cm" svg:x2="5.453cm" svg:y2="14.79cm" draw:start-shape="id30" draw:start-glue-point="3" draw:end-shape="id32" draw:end-glue-point="1" svg:d="m6700 13369h-623v1421h-624">
          <text:p/>
        </draw:connector>
        <draw:connector draw:style-name="gr10" draw:text-style-name="P4" draw:layer="layout" svg:x1="13.55cm" svg:y1="16.688cm" svg:x2="20.221cm" svg:y2="15.9cm" draw:start-shape="id33" draw:start-glue-point="0" draw:end-shape="id29" draw:end-glue-point="2" svg:d="m13550 16688v-394h6671v-394">
          <text:p/>
        </draw:connector>
        <draw:connector draw:style-name="gr10" draw:text-style-name="P4" draw:layer="layout" svg:x1="25.4cm" svg:y1="16.682cm" svg:x2="20.221cm" svg:y2="15.9cm" draw:start-shape="id34" draw:start-glue-point="0" draw:end-shape="id29" draw:end-glue-point="2" svg:d="m25400 16682v-391h-5179v-391">
          <text:p/>
        </draw:connector>
        <draw:frame draw:style-name="gr5" draw:text-style-name="P14" draw:layer="layout" svg:width="3.8cm" svg:height="1.162cm" svg:x="6.8cm" svg:y="13.44cm">
          <draw:text-box>
            <text:p text:style-name="P1"><text:span text:style-name="T7">HDF5</text:span></text:p>
          </draw:text-box>
        </draw:frame>
        <draw:frame draw:style-name="gr13" draw:text-style-name="P12" draw:layer="layout" svg:width="3.8cm" svg:height="6.262cm" svg:x="16.6cm" svg:y="9.438cm">
          <draw:text-box>
            <text:p text:style-name="P1"><text:span text:style-name="T5">Integrator</text:span></text:p>
          </draw:text-box>
        </draw:frame>
        <draw:frame draw:style-name="gr14" draw:text-style-name="P12" draw:layer="layout" svg:width="3.4cm" svg:height="6.262cm" svg:x="20.5cm" svg:y="9.438cm">
          <draw:text-box>
            <text:p text:style-name="P1"><text:span text:style-name="T5">Löser</text:span></text:p>
          </draw:text-box>
        </draw:frame>
        <draw:frame draw:style-name="gr15" draw:text-style-name="P14" draw:layer="layout" svg:width="3.5cm" svg:height="3cm" svg:x="16.7cm" svg:y="10.61cm">
          <draw:text-box>
            <text:p text:style-name="P1"><text:span text:style-name="T7">LSODAR</text:span><text:span text:style-name="T7"><text:line-break/></text:span><text:span text:style-name="T7">Radau5</text:span><text:span text:style-name="T7"><text:line-break/></text:span><text:span text:style-name="T7">Dopri5</text:span></text:p>
          </draw:text-box>
        </draw:frame>
        <draw:frame draw:style-name="gr16" draw:text-style-name="P14" draw:layer="layout" svg:width="3.3cm" svg:height="1.873cm" svg:x="20.5cm" svg:y="13.8cm">
          <draw:text-box>
            <text:p text:style-name="P1"><text:span text:style-name="T7">Newton</text:span><text:span text:style-name="T7"><text:line-break/></text:span><text:span text:style-name="T7">Fixpunkt</text:span></text:p>
          </draw:text-box>
        </draw:frame>
        <draw:frame draw:style-name="gr16" draw:text-style-name="P14" draw:layer="layout" svg:width="3.5cm" svg:height="1.873cm" svg:x="16.7cm" svg:y="13.8cm">
          <draw:text-box>
            <text:p text:style-name="P1"><text:span text:style-name="T7">Time-Stepping</text:span></text:p>
          </draw:text-box>
        </draw:frame>
        <draw:frame draw:style-name="gr17" draw:text-style-name="P14" draw:layer="layout" svg:width="4.3cm" svg:height="6.26cm" svg:x="24.1cm" svg:y="9.44cm">
          <draw:text-box>
            <text:p text:style-name="P1"><text:span text:style-name="T7">Kinematik / Kinetik / </text:span></text:p>
            <text:p text:style-name="P1"><text:span text:style-name="T7">Kraftgesetze</text:span><text:span text:style-name="T5"> für Körper </text:span><text:span text:style-name="T9">und</text:span><text:span text:style-name="T5"> Verbindungselemente</text:span></text:p>
          </draw:text-box>
        </draw:frame>
        <draw:frame draw:style-name="gr18" draw:text-style-name="P14" draw:layer="layout" svg:width="3.3cm" svg:height="2.97cm" svg:x="20.5cm" svg:y="10.627cm">
          <draw:text-box>
            <text:p text:style-name="P1"><text:span text:style-name="T7">MinPack</text:span></text:p>
            <text:p text:style-name="P1"><text:span text:style-name="T7">PATH</text:span></text:p>
          </draw:text-box>
        </draw:frame>
        <draw:frame draw:style-name="gr37" draw:text-style-name="P12" xml:id="id36" draw:id="id36" draw:layer="layout" svg:width="4cm" svg:height="1.96cm" svg:x="6.7cm" svg:y="8.5cm">
          <draw:text-box>
            <text:p text:style-name="P1"><text:span text:style-name="T5">OpenMBV</text:span><text:span text:style-name="T5"><text:line-break/></text:span><text:span text:style-name="T5">Interface</text:span></text:p>
          </draw:text-box>
        </draw:frame>
        <draw:frame draw:style-name="gr20" draw:text-style-name="P12" xml:id="id35" draw:id="id35" draw:layer="layout" svg:width="4.312cm" svg:height="1.162cm" svg:x="1.1cm" svg:y="11.439cm">
          <draw:text-box>
            <text:p text:style-name="P1"><text:span text:style-name="T5">H5PlotSerie</text:span></text:p>
          </draw:text-box>
        </draw:frame>
        <draw:connector draw:style-name="gr12" draw:text-style-name="P4" draw:layer="layout" svg:x1="6.7cm" svg:y1="13.369cm" svg:x2="5.412cm" svg:y2="12.02cm" draw:start-shape="id30" draw:start-glue-point="3" draw:end-shape="id35" draw:end-glue-point="1" svg:d="m6700 13369h-644v-1349h-644">
          <text:p/>
        </draw:connector>
        <draw:frame draw:style-name="gr9" draw:text-style-name="P12" xml:id="id27" draw:id="id27" draw:layer="layout" svg:width="3cm" svg:height="1.5cm" svg:x="25.5cm" svg:y="3.8cm">
          <draw:text-box>
            <text:p text:style-name="P1"><text:span text:style-name="T5">HySim</text:span></text:p>
          </draw:text-box>
        </draw:frame>
        <draw:frame draw:style-name="gr9" draw:text-style-name="P12" xml:id="id25" draw:id="id25" draw:layer="layout" svg:width="3cm" svg:height="1.5cm" svg:x="11.8cm" svg:y="3.8cm">
          <draw:text-box>
            <text:p text:style-name="P1"><text:span text:style-name="T5">KetSim</text:span></text:p>
          </draw:text-box>
        </draw:frame>
        <draw:connector draw:style-name="gr12" draw:text-style-name="P4" draw:layer="layout" svg:x1="11.8cm" svg:y1="4.55cm" svg:x2="8.7cm" svg:y2="8.5cm" draw:start-shape="id25" draw:start-glue-point="3" draw:end-shape="id36" draw:end-glue-point="0" svg:d="m11800 4550h-3100v3950">
          <text:p/>
        </draw:connector>
        <draw:connector draw:style-name="gr10" draw:text-style-name="P4" draw:layer="layout" svg:x1="20.15cm" svg:y1="5.204cm" svg:x2="20.15cm" svg:y2="6.801cm" svg:d="m20150 5204v1597">
          <text:p/>
        </draw:connector>
        <draw:connector draw:style-name="gr12" draw:text-style-name="P4" draw:layer="layout" draw:line-skew="0.185cm" svg:x1="11.9cm" svg:y1="11.4cm" svg:x2="10.7cm" svg:y2="9.48cm" draw:start-shape="id29" draw:start-glue-point="3" draw:end-shape="id36" draw:end-glue-point="1" svg:d="m11900 11400h-415v-1920h-785">
          <text:p/>
        </draw:connector>
        <draw:connector draw:style-name="gr12" draw:text-style-name="P4" draw:layer="layout" svg:x1="8.7cm" svg:y1="10.46cm" svg:x2="8.7cm" svg:y2="12.038cm" draw:start-shape="id36" draw:start-glue-point="2" draw:end-shape="id30" draw:end-glue-point="0" svg:d="m8700 10460v1578">
          <text:p/>
        </draw:connector>
        <draw:frame draw:style-name="gr3" draw:text-style-name="P14" draw:layer="layout" svg:width="3.3cm" svg:height="1.162cm" svg:x="11.9cm" svg:y="20.146cm">
          <draw:text-box>
            <text:p text:style-name="P1"><text:span text:style-name="T7">IntelMKL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9-10-09T16:42:47</meta:creation-date>
    <dc:date>2011-08-11T14:55:49</dc:date>
    <meta:editing-cycles>72</meta:editing-cycles>
    <meta:editing-duration>PT6H26M56S</meta:editing-duration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